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3" style:parent-style-name="Título1" style:family="paragraph">
      <style:paragraph-properties fo:break-before="page"/>
    </style:style>
  </office:automatic-styles>
  <office:body>
    <office:text text:use-soft-page-breaks="true">
      <text:h text:style-name="P1" text:outline-level="1">Trabajos relacionados</text:h>
      <text:p text:style-name="UBUcuerpoTrabajo">{Este apartado sería parecido a un estado del arte de una tesis o tesina. En un trabajo final grado no parece obligada su presencia, aunque se puede dejar a juicio del tutor el incluir un pequeño resumen<text:s/>comentado de los trabajos y proyectos ya realizados en el campo del proyecto en curso. }</text:p>
      <text:p text:style-name="UBUcuerpoTrabajo">Un trabajo realizado en la Universidad de Burgos es el de Lorena de Bustos Sainz, que a partir de un dataset ya creado sobre los libros de Harry Potter creó una red de<text:s/>comunicaciones entre los personajes de los libros.(1)</text:p>
      <text:p text:style-name="UBUcuerpoTrabajo">Un proyecto más similar al que estamos realizando es el de Network of Thrones, creado por Andrew Beveridge y Jie Shan. Este proyecto lo que hizo fue parsear los libros en busca de palabras en mayúscula o<text:s/>utilizar el web scrapping para sacar los nombres de los personajes, después lo que buscó fue quitar las ambigüedades que pudiera haber, un ejemplo de una ambigüedad es que dos personajes se llamen igual y al referirse a ellos sin el apellido no se sepa quién es. Para solucionar este problema lo que hicieron fue reescribir el libro para desambiguar las palabras problemáticas, finalmente crearon la red a partir del texto sin ambigüedades.(2)</text:p>
      <text:soft-page-break/>
      <text:h text:style-name="P3" text:outline-level="1">Referencias</text:h>
      <text:p text:style-name="Bibliografía">1.<text:s/><text:tab/>Análisis de la red de comunicaciones en Harry Potter [Internet]. Análisis de la red de comunicaciones en Harry Potter. [citado 16 de enero de 2019]. Disponible en: https://ubucomplexity.blogspot.com/2019/01/analisis-de-la-red-de-comunicaciones-en.html</text:p>
      <text:p text:style-name="Bibliografía">2.<text:s/><text:tab/>From Book to Network [Internet]. Network of Thrones. 2017 [citado 16 de enero de 2019]. Disponible en: https://networkofthrones.wordpress.com/from-book-to-network/</text:p>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ibliografía" style:display-name="Bibliografía" style:family="paragraph" style:parent-style-name="Normal" style:next-style-name="Normal">
      <style:paragraph-properties fo:margin-bottom="0.1666in" fo:margin-left="0.2666in" fo:text-indent="-0.2666in">
        <style:tab-stops>
          <style:tab-stop style:type="left" style:position="0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number:date-style style:name="N2" number:language="es" number:country="ES">
      <number:day number:style="long" number:calendar="gregorian"/>
      <number:text>/</number:text>
      <number:month number:textual="true" number:calendar="gregorian"/>
      <number:text>/</number:text>
      <number:year number:calendar="gregorian"/>
    </number:date-style>
  </office:automatic-styles>
  <office:master-styles>
    <style:master-page style:name="MP0" style:page-layout-name="PL0">
      <style:footer>
        <text:p text:style-name="Piedepágina"><text:file-name text:fixed="false" text:display="name-and-extension">6_TrabajosRelacionados.odt</text:file-name><text:s/>v.<text:editing-cycles text:fixed="false">7</text:editing-cycles><text:s/><text:title text:fixed="false"/><text:modification-date style:data-style-name="N2">16/ene.19</text:modification-date><text:tab/><text:tab/><text:page-number text:fixed="false">2</text:page-number>/<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luis miguel cabrejas arce</dc:creator>
    <meta:creation-date>2014-01-25T22:16:00Z</meta:creation-date>
    <dc:date>2019-01-16T17:16:00Z</dc:date>
    <meta:template xlink:href="Normal.dotm" xlink:type="simple"/>
    <meta:editing-cycles>8</meta:editing-cycles>
    <meta:editing-duration>PT7260S</meta:editing-duration>
    <meta:user-defined meta:name="ZOTERO_PREF_1">&lt;data data-version="3" zotero-version="5.0.60"&gt;&lt;session id="wdfFD1QF"/&gt;&lt;style id="http://www.zotero.org/styles/vancouver" locale="es-ES" hasBibliography="1" bibliographyStyleHasBeenSet="1"/&gt;&lt;prefs&gt;&lt;pref name="fieldType" value="Field"/&gt;&lt;/prefs&gt;&lt;/data&gt;</meta:user-defined>
    <meta:document-statistic meta:page-count="2" meta:paragraph-count="6" meta:word-count="499" meta:character-count="3242" meta:row-count="22" meta:non-whitespace-character-count="2749"/>
  </office:meta>
</office:document-meta>
</file>